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ело в принципиальном отличии работы 2 видов web-приложений. <text:line-break/><text:line-break/>СЭД работает по схеме, когда браузер только отображает готовую web-страницу пользователю, а сервер приложения берет на себя всю нагрузку по формированию контента для пользователя. В этом случае вся информация, требуемая для отображения пользователю, запрашивается из БД сервером приложения и после окончательного формирования страницы загружается одним пакетом в браузер пользователя. В этой схеме БД и сервер приложения находятся рядом, зачастую на одном компьютере.<text:line-break/>Плюс:<text:line-break/>такая архитектура хороша для медленных сетевых соединений, ввиду чего использовалась наиболее широко до конца 2000 годов.<text:line-break/>Минус:<text:line-break/>При большом количестве пользователей и/или интенсивном характере использования приложения, на сервер ложится очень большая нагрузка. <text:line-break/><text:line-break/>С развитием сетевой инфраструктуры, а так же повышением интенсивности использования сервисов, проблема их производительности стала очень существенной. Ответом ИТ-индустрии стали приложения перекладывающие нагрузку по визуализации контента с сервера на сторону пользовательских устройств.<text:line-break/><text:line-break/>Optiflow работает по схеме, когда браузер сам становится своего рода сервером приложения из предыдущего пункта. В этом случае вся информация, требуемая для отображения пользователю, запрашивается из БД (посредством "тонкого" web-сервера) самим приложением работающим в браузере. Информация в такой архитектуре запрашивается порционно, по мере получения данных. Например, мы хотим отобразить результаты поиска задач - делаем поисковый запрос на сервер, который возвращает нам список задач. В каждой задаче есть ссылка на объект "исполнитель задачи", который теперь тоже нужно запросить по каждой задаче, чтобы отобразить общий список задач с именами исполнителей. И так необходимо поступить со всеми связанными сущностями, что вызывает выполнение нескольких небольших последовательных запросов к серверу системы вместо одного, что в случае с медленным сетевым соединением пагубно влияет на отзывчивость пользовательского интерфейса системы.<text:line-break/>Плюс:<text:line-break/>существенное снижение нагрузки на сервера системы, возможность дальнейшего развития сервисов.<text:line-break/>Минус:<text:line-break/>Высокие требования к пропускной способности и латентности сетевых соединений.<text:line-break/><text:line-break/>Не могу не выделить примечания из подвала таблички, которую я прислал:<text:line-break/>* Скорость подключения к серверам OF и СЭД при использовании VPN Mondi Group по скоростным характеристикам соответствует уровню доступа в сеть по технологии 2G: ping=300 ms, down=250 kb/s, up=50 kb/s <text:line-break/><text:line-break/>Это крайне мало. Такие скорости подключения считались хорошими больше 10 лет назад. <text:line-break/>Попробуйте для сравнения включить на смартфоне режим wifi-точки только GSM (2G) и поработать с современными web-ресурсами.<text:line-break/><text:line-break/>Хочу также отметить, что относительно высокая скорость работы СЭДа внутри сети достигнута как раз ввиду существенного снижения нагрузки, за счет миграции наиболее интенсивных процессов в OF. Вспомните, как работал СЭД 9-12 месяцев наза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0:02:05.063836770</meta:creation-date>
    <dc:date>2017-06-26T10:02:40.073723952</dc:date>
    <meta:editing-duration>PT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80" meta:character-count="2935" meta:non-whitespace-character-count="2546"/>
  </office:meta>
</office:document-meta>
</file>